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8.75cm" fo:min-width="27.2cm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465cm" style:use-optimal-column-width="false"/>
    </style:style>
    <style:style style:name="co2" style:family="table-column">
      <style:table-column-properties style:column-width="11.058cm" style:use-optimal-column-width="false"/>
    </style:style>
    <style:style style:name="co3" style:family="table-column">
      <style:table-column-properties style:column-width="3.813cm" style:use-optimal-column-width="false"/>
    </style:style>
    <style:style style:name="co4" style:family="table-column">
      <style:table-column-properties style:column-width="5.759cm" style:use-optimal-column-width="false"/>
    </style:style>
    <style:style style:name="co5" style:family="table-column">
      <style:table-column-properties style:column-width="4.002cm" style:use-optimal-column-width="false"/>
    </style:style>
    <style:style style:name="co6" style:family="table-column">
      <style:table-column-properties style:column-width="11.108cm" style:use-optimal-column-width="false"/>
    </style:style>
    <style:style style:name="co7" style:family="table-column">
      <style:table-column-properties style:column-width="3.763cm" style:use-optimal-column-width="false"/>
    </style:style>
    <style:style style:name="co8" style:family="table-column">
      <style:table-column-properties style:column-width="11.056cm" style:use-optimal-column-width="false"/>
    </style:style>
    <style:style style:name="co9" style:family="table-column">
      <style:table-column-properties style:column-width="3.815cm" style:use-optimal-column-width="false"/>
    </style:style>
    <style:style style:name="ro1" style:family="table-row">
      <style:table-row-properties style:row-height="1.012cm"/>
    </style:style>
    <style:style style:name="ro2" style:family="table-row">
      <style:table-row-properties style:row-height="0.856cm"/>
    </style:style>
    <style:style style:name="ro3" style:family="table-row">
      <style:table-row-properties style:row-height="0.821cm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style:style style:name="T4" style:family="text">
      <style:text-properties style:use-window-font-color="true" style:font-name="Liberation Sans1" fo:font-size="12pt" style:font-name-asian="Liberation Sans1" style:font-size-asian="12pt" style:font-name-complex="Liberation Sans1" style:font-size-complex="12pt"/>
    </style:style>
    <style:style style:name="T5" style:family="text">
      <style:text-properties style:use-window-font-color="true" style:font-name="Liberation Sans" fo:font-size="12pt" style:letter-kerning="true" style:font-name-asian="Microsoft YaHei" style:font-size-asian="12pt" style:font-name-complex="Lucida Sans" style:font-size-complex="12pt"/>
    </style:style>
    <style:style style:name="T6" style:family="text">
      <style:text-properties fo:color="#ce181e" style:font-name="Liberation Sans" fo:font-size="12pt" style:letter-kerning="true" style:font-name-asian="Microsoft YaHei" style:font-size-asian="12pt" style:font-name-complex="Lucida 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994cm" svg:height="0.962cm" svg:x="1.753cm" svg:y="1.8cm">
          <draw:text-box>
            <text:p>Commit Build CI (Linux 64 Bit)</text:p>
          </draw:text-box>
        </draw:frame>
        <draw:frame draw:style-name="standard" draw:layer="layout" svg:width="26.096cm" svg:height="1.867cm" svg:x="2.003cm" svg:y="2.977cm">
          <table:table table:template-name="bw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bw1">
              <table:table-cell>
                <text:p text:style-name="P3">#37</text:p>
              </table:table-cell>
              <table:table-cell>
                <text:p><text:span text:style-name="T1">Tests </text:span><text:span text:style-name="T2">failed: 5 (5 new)</text:span><text:span text:style-name="T3">, passed: 1475, ignored: 20 |</text:span><text:span text:style-name="T4">▼</text:span><text:span text:style-name="T3"> </text:span></text:p>
              </table:table-cell>
              <table:table-cell>
                <text:p><text:span text:style-name="T5">laemmleint(1) </text:span><text:span text:style-name="T3">|</text:span><text:span text:style-name="T4">▼</text:span></text:p>
              </table:table-cell>
              <table:table-cell>
                <text:p><text:span text:style-name="T3">10 minutes ago (14m:32s)</text:span></text:p>
              </table:table-cell>
              <table:table-cell>
                <text:p><text:span text:style-name="T3">Agent: Buteo2</text:span></text:p>
              </table:table-cell>
            </table:table-row>
            <table:table-row table:style-name="ro2" table:default-cell-style-name="bw2">
              <table:table-cell>
                <text:p text:style-name="P3">#36</text:p>
              </table:table-cell>
              <table:table-cell>
                <text:p><text:span text:style-name="T5">Test passed: 1480, ignored: 20 </text:span><text:span text:style-name="T3">|</text:span><text:span text:style-name="T4">▼</text:span></text:p>
              </table:table-cell>
              <table:table-cell>
                <text:p><text:span text:style-name="T5">kaintochm(1) </text:span><text:span text:style-name="T3">|</text:span><text:span text:style-name="T4">▼</text:span></text:p>
              </table:table-cell>
              <table:table-cell>
                <text:p text:style-name="P3">25 minutes ago (15m)</text:p>
              </table:table-cell>
              <table:table-cell>
                <text:p text:style-name="P3">Agent: Buteo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7.932cm" svg:height="0.962cm" svg:x="1.755cm" svg:y="7.902cm">
          <draw:text-box>
            <text:p>Nightly Build (Linux 64 Bit)</text:p>
          </draw:text-box>
        </draw:frame>
        <draw:frame draw:style-name="standard" draw:layer="layout" svg:width="26.096cm" svg:height="2.417cm" svg:x="2.005cm" svg:y="9.079cm">
          <table:table table:template-name="bw" table:use-banding-rows-styles="true">
            <table:table-column table:style-name="co1"/>
            <table:table-column table:style-name="co6"/>
            <table:table-column table:style-name="co7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#456</text:p>
              </table:table-cell>
              <table:table-cell>
                <text:p><text:span text:style-name="T5">Tests </text:span><text:span text:style-name="T6">failed: 25 (5 new)</text:span><text:span text:style-name="T5">, passed: 12475, ignored: 20 </text:span><text:span text:style-name="T3">|</text:span><text:span text:style-name="T4">▼</text:span></text:p>
              </table:table-cell>
              <table:table-cell>
                <text:p><text:span text:style-name="T5">Changes(25) </text:span><text:span text:style-name="T3">|</text:span><text:span text:style-name="T4">▼</text:span></text:p>
              </table:table-cell>
              <table:table-cell>
                <text:p text:style-name="P3">2018-10-28 4:10 am (3h:52m)</text:p>
              </table:table-cell>
              <table:table-cell>
                <text:p text:style-name="P3">Agent: Buteo2</text:p>
              </table:table-cell>
            </table:table-row>
            <table:table-row table:style-name="ro2" table:default-cell-style-name="ce1">
              <table:table-cell>
                <text:p text:style-name="P3">#455</text:p>
              </table:table-cell>
              <table:table-cell>
                <text:p><text:span text:style-name="T5">Tests </text:span><text:span text:style-name="T6">failed: 20 (20 new)</text:span><text:span text:style-name="T5">, passed: 12480, ignored: 20 </text:span><text:span text:style-name="T3">|</text:span><text:span text:style-name="T4">▼</text:span></text:p>
              </table:table-cell>
              <table:table-cell>
                <text:p><text:span text:style-name="T5">Changes(21) </text:span><text:span text:style-name="T3">|</text:span><text:span text:style-name="T4">▼</text:span></text:p>
              </table:table-cell>
              <table:table-cell>
                <text:p><text:span text:style-name="T1">2018-10-27 4:17 am (3h:59m)</text:span></text:p>
              </table:table-cell>
              <table:table-cell>
                <text:p text:style-name="P3">Agent: Buteo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10.052cm" svg:height="0.962cm" svg:x="1.755cm" svg:y="4.902cm">
          <draw:text-box>
            <text:p>Commit Build CI (Windows 64 Bit)</text:p>
          </draw:text-box>
        </draw:frame>
        <draw:frame draw:style-name="standard" draw:layer="layout" svg:width="26.096cm" svg:height="1.676cm" svg:x="2.005cm" svg:y="6.079cm">
          <table:table table:template-name="bw" table:use-banding-rows-styles="true">
            <table:table-column table:style-name="co1"/>
            <table:table-column table:style-name="co8"/>
            <table:table-column table:style-name="co9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3">#45</text:p>
              </table:table-cell>
              <table:table-cell>
                <text:p><text:span text:style-name="T5">Tests </text:span><text:span text:style-name="T6">failed: 1 (1 new)</text:span><text:span text:style-name="T5">, passed: 1549 </text:span><text:span text:style-name="T3">|</text:span><text:span text:style-name="T4">▼</text:span></text:p>
              </table:table-cell>
              <table:table-cell>
                <text:p><text:span text:style-name="T5">laemmleint(1) </text:span><text:span text:style-name="T3">|</text:span><text:span text:style-name="T4">▼</text:span></text:p>
              </table:table-cell>
              <table:table-cell>
                <text:p text:style-name="P3">17 minutes ago (13m:03s)</text:p>
              </table:table-cell>
              <table:table-cell>
                <text:p text:style-name="P3">Agent: Taka2</text:p>
              </table:table-cell>
            </table:table-row>
            <table:table-row table:style-name="ro2" table:default-cell-style-name="ce1">
              <table:table-cell>
                <text:p text:style-name="P3">#44</text:p>
              </table:table-cell>
              <table:table-cell>
                <text:p><text:span text:style-name="T5">Test passed: 1550 </text:span><text:span text:style-name="T3">|</text:span><text:span text:style-name="T4">▼</text:span></text:p>
              </table:table-cell>
              <table:table-cell>
                <text:p><text:span text:style-name="T5">kaintochm(1) </text:span><text:span text:style-name="T3">|</text:span><text:span text:style-name="T4">▼</text:span></text:p>
              </table:table-cell>
              <table:table-cell>
                <text:p text:style-name="P3">26 minutes ago (15m)</text:p>
              </table:table-cell>
              <table:table-cell>
                <text:p text:style-name="P3">Agent: Taka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8.99cm" svg:height="0.962cm" svg:x="1.757cm" svg:y="11.704cm">
          <draw:text-box>
            <text:p>Nightly Build (Windows 64 Bit)</text:p>
          </draw:text-box>
        </draw:frame>
        <draw:frame draw:style-name="standard" draw:layer="layout" svg:width="26.096cm" svg:height="2.417cm" svg:x="2.007cm" svg:y="12.881cm">
          <table:table table:template-name="bw" table:use-banding-rows-styles="true">
            <table:table-column table:style-name="co1"/>
            <table:table-column table:style-name="co6"/>
            <table:table-column table:style-name="co7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#277</text:p>
              </table:table-cell>
              <table:table-cell>
                <text:p><text:span text:style-name="T5">Tests </text:span><text:span text:style-name="T6">failed: 25 (5 new)</text:span><text:span text:style-name="T5">, passed: 12475, ignored: 20 </text:span><text:span text:style-name="T3">|</text:span><text:span text:style-name="T4">▼</text:span></text:p>
              </table:table-cell>
              <table:table-cell>
                <text:p><text:span text:style-name="T5">Changes(25) </text:span><text:span text:style-name="T3">|</text:span><text:span text:style-name="T4">▼</text:span></text:p>
              </table:table-cell>
              <table:table-cell>
                <text:p text:style-name="P3">2018-10-28 4:10 am (3h:52m)</text:p>
              </table:table-cell>
              <table:table-cell>
                <text:p text:style-name="P3">Agent: Taka2</text:p>
              </table:table-cell>
            </table:table-row>
            <table:table-row table:style-name="ro2" table:default-cell-style-name="ce1">
              <table:table-cell>
                <text:p text:style-name="P3">#276</text:p>
              </table:table-cell>
              <table:table-cell>
                <text:p><text:span text:style-name="T5">Tests </text:span><text:span text:style-name="T6">failed: 20 (20 new)</text:span><text:span text:style-name="T5">, passed: 12480, ignored: 20 </text:span><text:span text:style-name="T3">|</text:span><text:span text:style-name="T4">▼</text:span></text:p>
              </table:table-cell>
              <table:table-cell>
                <text:p><text:span text:style-name="T5">Changes(21) </text:span><text:span text:style-name="T3">|</text:span><text:span text:style-name="T4">▼</text:span></text:p>
              </table:table-cell>
              <table:table-cell>
                <text:p><text:span text:style-name="T1">2018-10-27 4:17 am (3h:59m)</text:span></text:p>
              </table:table-cell>
              <table:table-cell>
                <text:p text:style-name="P3">Agent: Taka2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9:19:32.943000000</meta:creation-date>
    <dc:date>2018-10-28T20:12:02.672000000</dc:date>
    <meta:editing-duration>PT8M39S</meta:editing-duration>
    <meta:editing-cycles>2</meta:editing-cycles>
    <meta:generator>LibreOffice/6.1.2.1$Windows_X86_64 LibreOffice_project/65905a128db06ba48db947242809d14d3f9a93fe</meta:generator>
    <meta:document-statistic meta:object-count="9"/>
  </office:meta>
</office:document-meta>
</file>